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7.5cm" svg:y1="3.5cm" svg:x2="7.5cm" svg:y2="23cm">
          <text:p/>
        </draw:line>
        <draw:line draw:style-name="gr1" draw:text-style-name="P1" draw:layer="layout" svg:x1="14.5cm" svg:y1="3.5cm" svg:x2="14.5cm" svg:y2="23cm">
          <text:p/>
        </draw:line>
        <draw:line draw:style-name="gr2" draw:text-style-name="P1" draw:layer="layout" svg:x1="7.5cm" svg:y1="4.4cm" svg:x2="14.5cm" svg:y2="5.4cm">
          <text:p/>
        </draw:line>
        <draw:line draw:style-name="gr2" draw:text-style-name="P1" draw:layer="layout" svg:x1="14.5cm" svg:y1="7.2cm" svg:x2="7.5cm" svg:y2="7.7cm">
          <text:p/>
        </draw:line>
        <draw:frame draw:style-name="gr3" draw:layer="layout" svg:width="2.491cm" svg:height="0.963cm" svg:x="6.32cm" svg:y="2.2cm">
          <draw:text-box>
            <text:p>ホストA</text:p>
          </draw:text-box>
        </draw:frame>
        <draw:frame draw:style-name="gr3" draw:layer="layout" svg:width="2.491cm" svg:height="0.963cm" svg:x="13.321cm" svg:y="2.101cm">
          <draw:text-box>
            <text:p>ホストB</text:p>
          </draw:text-box>
        </draw:frame>
        <draw:frame draw:style-name="gr3" draw:text-style-name="P2" draw:layer="layout" svg:width="5.328cm" svg:height="2.412cm" svg:x="1.8cm" svg:y="3.5cm">
          <draw:text-box>
            <text:p><text:span text:style-name="T1">シーケンス番号</text:span><text:span text:style-name="T1">300</text:span></text:p>
            <text:p><text:span text:style-name="T1">FIN</text:span><text:span text:style-name="T1">送信</text:span></text:p>
            <text:p><text:span text:style-name="T1">これ以降ホスト</text:span><text:span text:style-name="T1">A</text:span><text:span text:style-name="T1">からの</text:span></text:p>
            <text:p><text:span text:style-name="T1">データの送信はない</text:span></text:p>
          </draw:text-box>
        </draw:frame>
        <draw:frame draw:style-name="gr3" draw:text-style-name="P2" draw:layer="layout" svg:width="4.3cm" svg:height="1.361cm" svg:x="15cm" svg:y="6.702cm">
          <draw:text-box>
            <text:p><text:span text:style-name="T1">確認応答番号</text:span><text:span text:style-name="T1">301</text:span></text:p>
            <text:p><text:span text:style-name="T1">ACK</text:span><text:span text:style-name="T1">送信</text:span></text:p>
          </draw:text-box>
        </draw:frame>
        <draw:line draw:style-name="gr2" draw:text-style-name="P1" draw:layer="layout" svg:x1="7.5cm" svg:y1="21cm" svg:x2="14.5cm" svg:y2="21.2cm">
          <text:p/>
        </draw:line>
        <draw:frame draw:style-name="gr3" draw:text-style-name="P2" draw:layer="layout" svg:width="4.545cm" svg:height="2.353cm" svg:x="15.3cm" svg:y="20.739cm">
          <draw:text-box>
            <text:p><text:span text:style-name="T1">確認応答番号</text:span><text:span text:style-name="T1">928</text:span></text:p>
            <text:p><text:span text:style-name="T1">ACK</text:span><text:span text:style-name="T1">受信</text:span></text:p>
            <text:p><text:span text:style-name="T1">これをもって通信が</text:span></text:p>
            <text:p><text:span text:style-name="T1">終了する。</text:span></text:p>
          </draw:text-box>
        </draw:frame>
        <draw:frame draw:style-name="gr3" draw:text-style-name="P2" draw:layer="layout" svg:width="4.575cm" svg:height="1.361cm" svg:x="15.101cm" svg:y="4.901cm">
          <draw:text-box>
            <text:p><text:span text:style-name="T1">シーケンス番号</text:span><text:span text:style-name="T1">300</text:span></text:p>
            <text:p><text:span text:style-name="T1">FIN</text:span><text:span text:style-name="T1">受信</text:span></text:p>
          </draw:text-box>
        </draw:frame>
        <draw:frame draw:style-name="gr3" draw:text-style-name="P2" draw:layer="layout" svg:width="4.3cm" svg:height="1.361cm" svg:x="2.2cm" svg:y="7.003cm">
          <draw:text-box>
            <text:p><text:span text:style-name="T1">確認応答番号</text:span><text:span text:style-name="T1">301</text:span></text:p>
            <text:p><text:span text:style-name="T1">ACK</text:span><text:span text:style-name="T1">受信</text:span></text:p>
          </draw:text-box>
        </draw:frame>
        <draw:frame draw:style-name="gr3" draw:text-style-name="P2" draw:layer="layout" svg:width="5.328cm" svg:height="2.412cm" svg:x="15cm" svg:y="17.7cm">
          <draw:text-box>
            <text:p><text:span text:style-name="T1">シーケンス番号</text:span><text:span text:style-name="T1">927</text:span></text:p>
            <text:p><text:span text:style-name="T1">FIN</text:span><text:span text:style-name="T1">送信</text:span></text:p>
            <text:p><text:span text:style-name="T1">これ以降ホスト</text:span><text:span text:style-name="T1">B</text:span><text:span text:style-name="T1">からの</text:span></text:p>
            <text:p><text:span text:style-name="T1">データの送信はない</text:span></text:p>
          </draw:text-box>
        </draw:frame>
        <draw:line draw:style-name="gr2" draw:text-style-name="P1" draw:layer="layout" svg:x1="14.5cm" svg:y1="18.6cm" svg:x2="7.5cm" svg:y2="19.2cm">
          <text:p/>
        </draw:line>
        <draw:frame draw:style-name="gr3" draw:text-style-name="P2" draw:layer="layout" svg:width="4.575cm" svg:height="1.361cm" svg:x="2.425cm" svg:y="18.739cm">
          <draw:text-box>
            <text:p><text:span text:style-name="T1">シーケンス番号</text:span><text:span text:style-name="T1">927</text:span></text:p>
            <text:p><text:span text:style-name="T1">FIN</text:span><text:span text:style-name="T1">受信</text:span></text:p>
          </draw:text-box>
        </draw:frame>
        <draw:frame draw:style-name="gr3" draw:text-style-name="P2" draw:layer="layout" svg:width="4.3cm" svg:height="1.361cm" svg:x="2.5cm" svg:y="20.5cm">
          <draw:text-box>
            <text:p><text:span text:style-name="T1">確認応答番号</text:span><text:span text:style-name="T1">928</text:span></text:p>
            <text:p><text:span text:style-name="T1">ACK</text:span><text:span text:style-name="T1">送信</text:span></text:p>
          </draw:text-box>
        </draw:frame>
        <draw:frame draw:style-name="gr3" draw:text-style-name="P2" draw:layer="layout" svg:width="4.968cm" svg:height="1.857cm" svg:x="15cm" svg:y="8.6cm">
          <draw:text-box>
            <text:p><text:span text:style-name="T1">シーケンス番号</text:span><text:span text:style-name="T1">823</text:span></text:p>
            <text:p><text:span text:style-name="T1">データサイズ</text:span><text:span text:style-name="T1">100byte</text:span></text:p>
            <text:p><text:span text:style-name="T1">セグメント送信</text:span></text:p>
          </draw:text-box>
        </draw:frame>
        <draw:frame draw:style-name="gr3" draw:text-style-name="P2" draw:layer="layout" svg:width="4.968cm" svg:height="2.412cm" svg:x="2.2cm" svg:y="9.401cm">
          <draw:text-box>
            <text:p><text:span text:style-name="T1">シーケンス番号</text:span><text:span text:style-name="T1">823</text:span></text:p>
            <text:p><text:span text:style-name="T1">データサイズ</text:span><text:span text:style-name="T1">100byte</text:span></text:p>
            <text:p><text:span text:style-name="T1">セグメント受信</text:span></text:p>
            <text:p><text:span text:style-name="T1">TCP</text:span><text:span text:style-name="T1">ハーフクローズ</text:span></text:p>
          </draw:text-box>
        </draw:frame>
        <draw:frame draw:style-name="gr3" draw:text-style-name="P2" draw:layer="layout" svg:width="4.3cm" svg:height="1.361cm" svg:x="2.401cm" svg:y="12.001cm">
          <draw:text-box>
            <text:p><text:span text:style-name="T1">確認応答番号</text:span><text:span text:style-name="T1">925</text:span></text:p>
            <text:p><text:span text:style-name="T1">ACK</text:span><text:span text:style-name="T1">送信</text:span></text:p>
          </draw:text-box>
        </draw:frame>
        <draw:line draw:style-name="gr2" draw:text-style-name="P1" draw:layer="layout" svg:x1="7.5cm" svg:y1="12.2cm" svg:x2="14.5cm" svg:y2="12.7cm">
          <text:p/>
        </draw:line>
        <draw:frame draw:style-name="gr3" draw:text-style-name="P2" draw:layer="layout" svg:width="4.3cm" svg:height="1.361cm" svg:x="15.301cm" svg:y="11.902cm">
          <draw:text-box>
            <text:p><text:span text:style-name="T1">確認応答番号</text:span><text:span text:style-name="T1">925</text:span></text:p>
            <text:p><text:span text:style-name="T1">ACK</text:span><text:span text:style-name="T1">受信</text:span></text:p>
          </draw:text-box>
        </draw:frame>
        <draw:line draw:style-name="gr2" draw:text-style-name="P1" draw:layer="layout" svg:x1="14.5cm" svg:y1="9.5cm" svg:x2="7.5cm" svg:y2="10cm">
          <text:p/>
        </draw:line>
        <draw:frame draw:style-name="gr3" draw:text-style-name="P2" draw:layer="layout" svg:width="4.968cm" svg:height="1.857cm" svg:x="15cm" svg:y="13.601cm">
          <draw:text-box>
            <text:p><text:span text:style-name="T1">シーケンス番号</text:span><text:span text:style-name="T1">925</text:span></text:p>
            <text:p><text:span text:style-name="T1">データサイズ</text:span><text:span text:style-name="T1">100byte</text:span></text:p>
            <text:p><text:span text:style-name="T1">セグメント送信</text:span></text:p>
          </draw:text-box>
        </draw:frame>
        <draw:frame draw:style-name="gr3" draw:text-style-name="P2" draw:layer="layout" svg:width="4.968cm" svg:height="1.857cm" svg:x="2.032cm" svg:y="14cm">
          <draw:text-box>
            <text:p><text:span text:style-name="T1">シーケンス番号</text:span><text:span text:style-name="T1">925</text:span></text:p>
            <text:p><text:span text:style-name="T1">データサイズ</text:span><text:span text:style-name="T1">100byte</text:span></text:p>
            <text:p><text:span text:style-name="T1">セグメント送信</text:span></text:p>
          </draw:text-box>
        </draw:frame>
        <draw:frame draw:style-name="gr3" draw:text-style-name="P2" draw:layer="layout" svg:width="4.3cm" svg:height="1.361cm" svg:x="2.401cm" svg:y="16.202cm">
          <draw:text-box>
            <text:p><text:span text:style-name="T1">確認応答番号</text:span><text:span text:style-name="T1">926</text:span></text:p>
            <text:p><text:span text:style-name="T1">ACK</text:span><text:span text:style-name="T1">送信</text:span></text:p>
          </draw:text-box>
        </draw:frame>
        <draw:frame draw:style-name="gr3" draw:text-style-name="P2" draw:layer="layout" svg:width="4.3cm" svg:height="1.361cm" svg:x="15.401cm" svg:y="16.203cm">
          <draw:text-box>
            <text:p><text:span text:style-name="T1">確認応答番号</text:span><text:span text:style-name="T1">926</text:span></text:p>
            <text:p><text:span text:style-name="T1">ACK</text:span><text:span text:style-name="T1">送信</text:span></text:p>
          </draw:text-box>
        </draw:frame>
        <draw:line draw:style-name="gr2" draw:text-style-name="P1" draw:layer="layout" svg:x1="14.5cm" svg:y1="14cm" svg:x2="7.5cm" svg:y2="14.6cm">
          <text:p/>
        </draw:line>
        <draw:line draw:style-name="gr2" draw:text-style-name="P1" draw:layer="layout" svg:x1="7.5cm" svg:y1="16.4cm" svg:x2="14.5cm" svg:y2="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2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7T21:10:45.70</meta:creation-date>
    <dc:date>2010-11-27T22:38:30.21</dc:date>
    <meta:editing-duration>PT01H03M21S</meta:editing-duration>
    <meta:editing-cycles>9</meta:editing-cycles>
    <meta:generator>OpenOffice.org/3.2$Win32 OpenOffice.org_project/320m18$Build-9502</meta:generator>
    <meta:document-statistic meta:object-count="28"/>
  </office:meta>
</office:document-meta>
</file>